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cm" fo:min-width="11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65cm" fo:min-width="1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style:text-underline-style="none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5cm" svg:height="2cm" svg:x="4.5cm" svg:y="3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5cm" svg:height="3.25cm" svg:x="4.5cm" svg:y="5cm">
          <text:p text:style-name="P3"><text:span text:style-name="T1">- </text:span><text:span text:style-name="T2">Levels: int</text:span></text:p>
          <text:p text:style-name="P3">- <text:span text:style-name="T3">Delta: double</text:span></text:p>
          <text:p text:style-name="P3">- _intensityLevel: in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cm" svg:height="6.9cm" svg:x="4.5cm" svg:y="8.2cm">
          <text:p text:style-name="P3">+ Lamp()</text:p>
          <text:p text:style-name="P3">+&lt;&lt;get&gt;&gt; -&lt;&lt;set&gt;&gt;On:bool</text:p>
          <text:p text:style-name="P5">+&lt;&lt;get,set&gt;&gt;Intensity:double</text:p>
          <text:p text:style-name="P3">+ SwitchOn()</text:p>
          <text:p text:style-name="P3">+ SwitchOff()</text:p>
          <text:p text:style-name="P3">- <text:span text:style-name="T3">CorrectIntensity()</text:span></text:p>
          <text:p text:style-name="P3">+ Dim()</text:p>
          <text:p text:style-name="P3">+ Brighten()</text:p>
          <text:p text:style-name="P3">+ AsString():stri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8-27T17:18:42</meta:creation-date>
    <dc:date>2021-03-12T23:37:06.042615527</dc:date>
    <meta:editing-duration>PT1H48M16S</meta:editing-duration>
    <meta:editing-cycles>7</meta:editing-cycles>
    <meta:generator>LibreOffice/6.4.6.2$Linux_X86_64 LibreOffice_project/40$Build-2</meta:generator>
    <meta:document-statistic meta:object-count="3"/>
  </office:meta>
</office:document-meta>
</file>